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BB0000020DB0086A5FAE6EFA63.png" manifest:media-type="image/png"/>
  <manifest:file-entry manifest:full-path="Pictures/10000000000002BC000002BCEBBAA07551323FF6.jpg" manifest:media-type="image/jpeg"/>
  <manifest:file-entry manifest:full-path="Pictures/10000001000000C700000031E5726C81EF415C32.png" manifest:media-type="image/png"/>
  <manifest:file-entry manifest:full-path="Pictures/100000010000040000000300705BBD66FCA66B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744cm, 0cm, 4.18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Slide_20_de_20_Título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ítulo" draw:style-name="dp1" draw:master-page-name="Slide_20_de_20_Título" presentation:presentation-page-layout-name="AL1T0">
        <draw:frame draw:name="Imagem 4" draw:style-name="gr1" draw:text-style-name="P1" draw:layer="layout" svg:width="24.105cm" svg:height="18.079cm" svg:x="0.647cm" svg:y="0.485cm">
          <draw:image xlink:href="Pictures/100000010000040000000300705BBD66FCA66B87.png" xlink:type="simple" xlink:show="embed" xlink:actuate="onLoad" draw:mime-type="image/png">
            <text:p/>
          </draw:image>
          <svg:desc>Fundo preto com letras brancas

Descrição gerada automaticamente com confiança média</svg:desc>
        </draw:frame>
        <draw:frame draw:name="Título 1" presentation:style-name="pr1" draw:text-style-name="P3" draw:layer="layout" svg:width="21.589cm" svg:height="2.512cm" svg:x="1.905cm" svg:y="1.344cm" presentation:class="title" presentation:user-transformed="true">
          <draw:text-box>
            <text:p text:style-name="P2"><text:span text:style-name="T1">Título</text:span></text:p>
          </draw:text-box>
        </draw:frame>
        <draw:frame draw:name="Subtítulo 2" presentation:style-name="pr2" draw:text-style-name="P5" draw:layer="layout" svg:width="19.049cm" svg:height="3.941cm" svg:x="3.175cm" svg:y="8.542cm" presentation:class="subtitle" presentation:user-transformed="true">
          <draw:text-box>
            <text:p text:style-name="P4"><text:span text:style-name="T2">Autores</text:span></text:p>
          </draw:text-box>
        </draw:frame>
        <draw:frame draw:name="Imagem 6" draw:style-name="gr1" draw:text-style-name="P1" draw:layer="layout" svg:width="4.187cm" svg:height="1.03cm" svg:x="6.105cm" svg:y="14.897cm">
          <draw:image xlink:href="Pictures/10000001000000C700000031E5726C81EF415C32.png" xlink:type="simple" xlink:show="embed" xlink:actuate="onLoad" draw:mime-type="image/png">
            <text:p/>
          </draw:image>
        </draw:frame>
        <draw:frame draw:name="Imagem 10" draw:style-name="gr2" draw:text-style-name="P1" draw:layer="layout" svg:width="4.658cm" svg:height="1.407cm" svg:x="10.298cm" svg:y="14.757cm">
          <draw:image xlink:href="Pictures/10000000000002BC000002BCEBBAA07551323FF6.jpg" xlink:type="simple" xlink:show="embed" xlink:actuate="onLoad" draw:mime-type="image/jpeg">
            <text:p/>
          </draw:image>
          <svg:desc>Logotipo

Descrição gerada automaticamente com confiança baixa</svg:desc>
        </draw:frame>
        <draw:custom-shape draw:name="Subtítulo 2" draw:style-name="gr3" draw:text-style-name="P7" draw:layer="layout" svg:width="19.049cm" svg:height="1.429cm" svg:x="3.175cm" svg:y="13.118cm">
          <text:p text:style-name="P6"><text:span text:style-name="T2">Real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1" draw:text-style-name="P1" draw:layer="layout" svg:width="4.93cm" svg:height="1.764cm" svg:x="14.958cm" svg:y="14.531cm">
          <draw:image xlink:href="Pictures/10000001000005BB0000020DB0086A5FAE6EFA63.png" xlink:type="simple" xlink:show="embed" xlink:actuate="onLoad" draw:mime-type="image/png">
            <text:p/>
          </draw:image>
          <svg:desc>Texto

Descrição gerada automaticamente</svg:desc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Imagem 4" draw:style-name="gr1" draw:text-style-name="P1" draw:layer="layout" svg:width="24.105cm" svg:height="18.079cm" svg:x="0.647cm" svg:y="0.485cm">
          <draw:image xlink:href="Pictures/100000010000040000000300705BBD66FCA66B87.png" xlink:type="simple" xlink:show="embed" xlink:actuate="onLoad" draw:mime-type="image/png">
            <text:p/>
          </draw:image>
          <svg:desc>Fundo preto com letras brancas

Descrição gerada automaticamente com confiança média</svg:desc>
        </draw:frame>
        <draw:frame draw:name="Imagem 6" draw:style-name="gr1" draw:text-style-name="P1" draw:layer="layout" svg:width="4.187cm" svg:height="1.03cm" svg:x="1.025cm" svg:y="16.79cm">
          <draw:image xlink:href="Pictures/10000001000000C700000031E5726C81EF415C32.png" xlink:type="simple" xlink:show="embed" xlink:actuate="onLoad" draw:mime-type="image/png">
            <text:p/>
          </draw:image>
        </draw:frame>
        <draw:frame draw:name="Imagem 10" draw:style-name="gr2" draw:text-style-name="P1" draw:layer="layout" svg:width="4.658cm" svg:height="1.407cm" svg:x="5.218cm" svg:y="16.65cm">
          <draw:image xlink:href="Pictures/10000000000002BC000002BCEBBAA07551323FF6.jpg" xlink:type="simple" xlink:show="embed" xlink:actuate="onLoad" draw:mime-type="image/jpeg">
            <text:p/>
          </draw:image>
          <svg:desc>Logotipo

Descrição gerada automaticamente com confiança baixa</svg:desc>
        </draw:frame>
        <draw:frame draw:name="Imagem 15" draw:style-name="gr1" draw:text-style-name="P1" draw:layer="layout" svg:width="4.93cm" svg:height="1.764cm" svg:x="9.878cm" svg:y="16.424cm">
          <draw:image xlink:href="Pictures/10000001000005BB0000020DB0086A5FAE6EFA63.png" xlink:type="simple" xlink:show="embed" xlink:actuate="onLoad" draw:mime-type="image/png">
            <text:p/>
          </draw:image>
          <svg:desc>Texto

Descrição gerada automaticamente</svg:desc>
        </draw:frame>
        <draw:frame draw:name="Subtítulo 5" presentation:style-name="pr4" draw:text-style-name="P9" draw:layer="layout" svg:width="19.049cm" svg:height="4.598cm" svg:x="3.175cm" svg:y="4.71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" draw:style-name="dp1" draw:master-page-name="Slide_20_de_20_Título" presentation:presentation-page-layout-name="AL1T0">
        <draw:frame draw:name="Imagem 4" draw:style-name="gr1" draw:text-style-name="P1" draw:layer="layout" svg:width="24.105cm" svg:height="18.079cm" svg:x="0.647cm" svg:y="0.485cm">
          <draw:image xlink:href="Pictures/100000010000040000000300705BBD66FCA66B87.png" xlink:type="simple" xlink:show="embed" xlink:actuate="onLoad" draw:mime-type="image/png">
            <text:p/>
          </draw:image>
          <svg:desc>Fundo preto com letras brancas

Descrição gerada automaticamente com confiança média</svg:desc>
        </draw:frame>
        <draw:frame draw:name="Imagem 6" draw:style-name="gr1" draw:text-style-name="P1" draw:layer="layout" svg:width="4.187cm" svg:height="1.03cm" svg:x="1.025cm" svg:y="16.79cm">
          <draw:image xlink:href="Pictures/10000001000000C700000031E5726C81EF415C32.png" xlink:type="simple" xlink:show="embed" xlink:actuate="onLoad" draw:mime-type="image/png">
            <text:p/>
          </draw:image>
        </draw:frame>
        <draw:frame draw:name="Imagem 10" draw:style-name="gr2" draw:text-style-name="P1" draw:layer="layout" svg:width="4.658cm" svg:height="1.407cm" svg:x="5.218cm" svg:y="16.65cm">
          <draw:image xlink:href="Pictures/10000000000002BC000002BCEBBAA07551323FF6.jpg" xlink:type="simple" xlink:show="embed" xlink:actuate="onLoad" draw:mime-type="image/jpeg">
            <text:p/>
          </draw:image>
          <svg:desc>Logotipo

Descrição gerada automaticamente com confiança baixa</svg:desc>
        </draw:frame>
        <draw:frame draw:name="Imagem 15" draw:style-name="gr1" draw:text-style-name="P1" draw:layer="layout" svg:width="4.93cm" svg:height="1.764cm" svg:x="9.878cm" svg:y="16.424cm">
          <draw:image xlink:href="Pictures/10000001000005BB0000020DB0086A5FAE6EFA63.png" xlink:type="simple" xlink:show="embed" xlink:actuate="onLoad" draw:mime-type="image/png">
            <text:p/>
          </draw:image>
          <svg:desc>Texto

Descrição gerada automaticamente</svg:desc>
        </draw:frame>
        <draw:frame draw:name="Subtítulo 5" presentation:style-name="pr2" draw:text-style-name="P5" draw:layer="layout" svg:width="19.049cm" svg:height="4.598cm" svg:x="3.175cm" svg:y="4.71cm" presentation:class="subtitle" presentation:user-transformed="true">
          <draw:text-box>
            <text:p text:style-name="P4"><text:span text:style-name="T2">AUTOR. </text:span><text:span text:style-name="T3">Título</text:span><text:span text:style-name="T2">: subtitulo. Votuporanga: Ifsp, 2023. Color. </text:span></text:p>
          </draw:text-box>
        </draw:frame>
        <draw:frame draw:name="Título 1" presentation:style-name="pr1" draw:text-style-name="P3" draw:layer="layout" svg:width="21.589cm" svg:height="2.512cm" svg:x="1.905cm" svg:y="1.344cm" presentation:class="title" presentation:user-transformed="true">
          <draw:text-box>
            <text:p text:style-name="P2"><text:span text:style-name="T1">Referência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Tema do Office">
        <loext:color-table loext:name="Tema do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ítulo</dc:title>
    <meta:initial-creator>João Augusto</meta:initial-creator>
    <meta:editing-cycles>2</meta:editing-cycles>
    <meta:print-date>2023-04-30T19:21:22</meta:print-date>
    <meta:creation-date>2023-04-30T18:55:05</meta:creation-date>
    <dc:date>2023-04-30T16:35:56.472670905</dc:date>
    <meta:editing-duration>PT32M11S</meta:editing-duration>
    <meta:generator>LibreOffice/7.5.2.2$Linux_X86_64 LibreOffice_project/50$Build-2</meta:generator>
    <meta:document-statistic meta:object-count="45"/>
    <meta:user-defined meta:name="AppVersion">16.0000</meta:user-defined>
    <meta:user-defined meta:name="PresentationFormat">Apresentação na tela (4:3)</meta:user-defined>
    <meta:user-defined meta:name="Slides" meta:value-type="float">3</meta:user-defined>
    <meta:template xlink:type="simple" xlink:actuate="onRequest" xlink:title="Office Theme 2013 - 2022" xlink:href=""/>
  </office:meta>
</office:document-meta>
</file>